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4cm" presentation:class="title" presentation:user-transformed="true">
          <draw:text-box>
            <text:p text:style-name="P1"><text:span text:style-name="T1">Ten fe corazó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oma tiempo respirar</text:span><text:span text:style-name="T2"><text:line-break/></text:span><text:span text:style-name="T2">Él dice que mostrará lo que vend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Sus pensamiento</text:span><text:span text:style-name="T2"><text:line-break/></text:span><text:span text:style-name="T2">Son mas aptos que yo</text:span><text:span text:style-name="T2"><text:line-break/></text:span><text:span text:style-name="T2">Mostrará lo que vend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Ten fe corazón</text:span><text:span text:style-name="T2"><text:line-break/></text:span><text:span text:style-name="T2">Ten firmeza y valor</text:span><text:span text:style-name="T2"><text:line-break/></text:span><text:span text:style-name="T2">Está en la espera</text:span><text:span text:style-name="T2"><text:line-break/></text:span><text:span text:style-name="T2">Él está en la esper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onfía en Él</text:span><text:span text:style-name="T2"><text:line-break/></text:span><text:span text:style-name="T2">Y el triunfo podrás ver</text:span><text:span text:style-name="T2"><text:line-break/></text:span><text:span text:style-name="T2">Él nunca falla</text:span><text:span text:style-name="T2"><text:line-break/></text:span><text:span text:style-name="T2">Él nunca fall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Canta mi ser</text:span><text:span text:style-name="T2"><text:line-break/></text:span><text:span text:style-name="T2">Fortalécete</text:span><text:span text:style-name="T2"><text:line-break/></text:span><text:span text:style-name="T2">Que su voz te gui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No olvides más</text:span><text:span text:style-name="T2"><text:line-break/></text:span><text:span text:style-name="T2">Su gran fidelidad</text:span><text:span text:style-name="T2"><text:line-break/></text:span><text:span text:style-name="T2">Lo que empezó acabará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Y tu quien todo vio</text:span><text:span text:style-name="T2"><text:line-break/></text:span><text:span text:style-name="T2">Y cada estrella nombró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Y tu quien todo vio</text:span><text:span text:style-name="T2"><text:line-break/></text:span><text:span text:style-name="T2">Y cada estrella nombró</text:span><text:span text:style-name="T2"><text:line-break/></text:span><text:span text:style-name="T2">Vas a cumplir</text:span><text:span text:style-name="T2"><text:line-break/></text:span><text:span text:style-name="T2">Tu promesa en mi</text:span><text:span text:style-name="T2"><text:line-break/></text:span><text:span text:style-name="T2">Que viviré en tu victori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1T21:24:32.662000000</meta:creation-date>
    <dc:date>2023-02-11T21:32:33.240000000</dc:date>
    <meta:editing-duration>PT8M1S</meta:editing-duration>
    <meta:editing-cycles>1</meta:editing-cycles>
    <meta:document-statistic meta:object-count="48"/>
    <meta:generator>Real_Office/6.2.3.2$Windows_x86 LibreOffice_project/b40a93cffb3080b9876e40c60e03703e9bd35612</meta:generator>
  </office:meta>
</office:document-meta>
</file>